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line-height="115%" fo:text-align="start" style:justify-single-word="false"/>
      <style:text-properties fo:font-size="16pt" style:font-size-asian="16pt" style:font-size-complex="16pt"/>
    </style:style>
    <style:style style:name="P2" style:family="paragraph" style:parent-style-name="Text_20_body">
      <style:text-properties officeooo:rsid="00142cec" officeooo:paragraph-rsid="00142cec"/>
    </style:style>
    <style:style style:name="P3" style:family="paragraph" style:parent-style-name="Text_20_body" style:list-style-name="L1">
      <style:text-properties officeooo:paragraph-rsid="0013dc3d"/>
    </style:style>
    <style:style style:name="P4" style:family="paragraph" style:parent-style-name="Text_20_body" style:list-style-name="L1">
      <style:text-properties officeooo:rsid="0013dc3d" officeooo:paragraph-rsid="0013dc3d"/>
    </style:style>
    <style:style style:name="P5" style:family="paragraph" style:parent-style-name="Text_20_body" style:list-style-name="L1">
      <style:text-properties officeooo:rsid="0013dc3d" officeooo:paragraph-rsid="00142cec"/>
    </style:style>
    <style:style style:name="P6" style:family="paragraph" style:parent-style-name="Text_20_body" style:list-style-name="L1">
      <style:text-properties officeooo:paragraph-rsid="00142cec"/>
    </style:style>
    <style:style style:name="P7" style:family="paragraph" style:parent-style-name="Text_20_body" style:list-style-name="L1">
      <style:text-properties officeooo:rsid="00142cec" officeooo:paragraph-rsid="00142cec"/>
    </style:style>
    <style:style style:name="P8" style:family="paragraph" style:parent-style-name="Text_20_body">
      <style:text-properties officeooo:rsid="0013dc3d" officeooo:paragraph-rsid="0013dc3d"/>
    </style:style>
    <style:style style:name="P9" style:family="paragraph" style:parent-style-name="Heading_20_1">
      <style:paragraph-properties fo:line-height="115%"/>
    </style:style>
    <style:style style:name="T1" style:family="text">
      <style:text-properties officeooo:rsid="0013dc3d"/>
    </style:style>
    <style:style style:name="T2" style:family="text">
      <style:text-properties officeooo:rsid="001b9ea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e987" style:font-weight-asian="bold" style:font-weight-complex="bold"/>
    </style:style>
    <style:style style:name="T5" style:family="text">
      <style:text-properties fo:font-weight="bold" officeooo:rsid="0013dc3d" style:font-weight-asian="bold" style:font-weight-complex="bold"/>
    </style:style>
    <style:style style:name="T6" style:family="text">
      <style:text-properties fo:font-weight="bold" officeooo:rsid="001994e2" style:font-weight-asian="bold" style:font-weight-complex="bold"/>
    </style:style>
    <style:style style:name="T7" style:family="text">
      <style:text-properties officeooo:rsid="00142cec"/>
    </style:style>
    <style:style style:name="T8" style:family="text">
      <style:text-properties officeooo:rsid="001ba80c"/>
    </style:style>
    <style:style style:name="T9" style:family="text">
      <style:text-properties officeooo:rsid="001994e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officeooo:rsid="001adfa9" style:font-weight-asian="bold" style:font-weight-complex="bold"/>
    </style:style>
    <style:style style:name="T12" style:family="text">
      <style:text-properties fo:font-weight="bold" officeooo:rsid="00142cec" style:font-weight-asian="bold" style:font-weight-complex="bold"/>
    </style:style>
    <style:style style:name="T13" style:family="text">
      <style:text-properties fo:font-weight="bold" officeooo:rsid="001ce971" style:font-weight-asian="bold" style:font-weight-complex="bold"/>
    </style:style>
    <style:style style:name="T14" style:family="text">
      <style:text-properties fo:font-style="italic" fo:font-weight="bold" officeooo:rsid="00142cec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officeooo:rsid="00142cec" style:font-style-asian="normal" style:font-weight-asian="normal" style:font-style-complex="normal" style:font-weight-complex="normal"/>
    </style:style>
    <style:style style:name="T16" style:family="text">
      <style:text-properties officeooo:rsid="001de987"/>
    </style:style>
    <style:style style:name="T17" style:family="text">
      <style:text-properties officeooo:rsid="001c3ed8"/>
    </style:style>
    <style:style style:name="T18" style:family="text">
      <style:text-properties fo:font-weight="bold" officeooo:rsid="001c3ed8" style:font-weight-asian="bold" style:font-weight-complex="bold"/>
    </style:style>
    <style:style style:name="T19" style:family="text">
      <style:text-properties fo:font-style="italic" officeooo:rsid="001de987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Zotero pour les revues de littérature : activités pré-formation</text:span> </text:p>
      <text:p text:style-name="Text_20_body"><text:span text:style-name="T1">L</text:span>es <text:span text:style-name="T1">activités ci-dessous visent à s’assurer de votre </text:span><text:span text:style-name="T2">maîtrise</text:span><text:span text:style-name="T1"> des fonctionnalités de base de Zotero et à préparer le cadre de travail pour la séance de formation.</text:span></text:p>
      <text:p text:style-name="Text_20_body"/>
      <text:p text:style-name="P2">Vous devez effectuer les points <text:span text:style-name="T3">5</text:span> et <text:span text:style-name="T3">6</text:span> <text:span text:style-name="T3">avant le </text:span><text:span text:style-name="T4">[4 jours avant le stage]</text:span>.</text:p>
      <text:p text:style-name="Text_20_body"/>
      <text:list text:style-name="L1">
        <text:list-item>
          <text:p text:style-name="P3"><text:span text:style-name="T1">Importez dans votre bibliothèque Zotero le fichier </text:span><text:span text:style-name="T5">import_Zotero_RevLit.</text:span><text:span text:style-name="T6">bib</text:span><text:span text:style-name="T1">.</text:span></text:p>
        </text:list-item>
        <text:list-item>
          <text:p text:style-name="P4">Corrigez et complétez autant que nécessaire les informations bibliographiques des références importées depuis ce fichier.</text:p>
        </text:list-item>
        <text:list-item>
          <text:p text:style-name="P5"><text:span text:style-name="T7">Dans un ficher de traitement de texte, r</text:span>édigez un texte court ou <text:span text:style-name="T8">copiez</text:span> un extrait de votre thèse, <text:span text:style-name="T7">d’un de vos articles ou autre. I</text:span>nsérez <text:span text:style-name="T7">dans ce</text:span> texte <text:span text:style-name="T9">d</text:span>es citations <text:span text:style-name="T9">aux</text:span><text:span text:style-name="T7"> </text:span><text:span text:style-name="T9">4 </text:span><text:span text:style-name="T7">références importées depuis le fichier </text:span><text:span text:style-name="T3">import_Zotero_RevLit.</text:span><text:span text:style-name="T6">bib</text:span><text:span text:style-name="T10">, </text:span>en utilisant le style bibliographique <text:span text:style-name="T11">IEEE (with URL)</text:span>.</text:p>
        </text:list-item>
        <text:list-item>
          <text:p text:style-name="P4">Générez la bibliographie récapitulative à la fin du texte : <text:span text:style-name="T8">vous devez obtenir une liste de 4 références rédigées</text:span>.</text:p>
        </text:list-item>
        <text:list-item>
          <text:p text:style-name="P4">Enregistrez ce fichier de traitement de texte <text:span text:style-name="T7">en le nommant selon le modèle suivant : </text:span><text:span text:style-name="T12">Zotero_RevLiT_</text:span><text:span text:style-name="T13">&lt;</text:span><text:span text:style-name="T14">votre-nom&gt;</text:span><text:span text:style-name="T12">_&lt;</text:span><text:span text:style-name="T14">votre-prénom&gt;</text:span><text:span text:style-name="T15">, </text:span><text:span text:style-name="T7">et envoyez-le à </text:span><text:a xlink:type="simple" xlink:href="mailto:frederique.flamerie@pm.me" text:style-name="Internet_20_link" text:visited-style-name="Visited_20_Internet_20_Link"><text:span text:style-name="T16">f</text:span></text:a><text:span text:style-name="T16">ormateur@cour.riel</text:span><text:span text:style-name="T7">. </text:span><text:span text:style-name="T17">Ce fichier peut être au format </text:span><text:span text:style-name="T18">.docx</text:span><text:span text:style-name="T17"> ou </text:span><text:span text:style-name="T18">.odt</text:span><text:span text:style-name="T17">.</text:span></text:p>
        </text:list-item>
        <text:list-item>
          <text:p text:style-name="P6"><text:span text:style-name="T7">Demandez à rejoindre le groupe Zotero suivant : https://www.zotero.org/groups/</text:span><text:span text:style-name="T19">ID_du_groupe</text:span><text:span text:style-name="T7">. <text:s text:c="2"/></text:span></text:p>
        </text:list-item>
        <text:list-item>
          <text:p text:style-name="P7">Une fois votre demande acceptée, configurez la synchronisation Zotero pour que ce groupe apparaisse dans votre instance locale de Zotero.</text:p>
        </text:list-item>
      </text:list>
      <text:p text:style-name="P8"/>
      <text:h text:style-name="P9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15%" fo:text-indent="0cm" style:auto-text-indent="false"/>
      <style:text-properties style:font-name="Arial2" fo:font-family="Arial, sans-serif" fo:font-size="11pt" officeooo:rsid="0011b8fa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5T09:52:05.946000000</meta:creation-date>
    <dc:date>2025-03-16T17:51:11.869000000</dc:date>
    <meta:editing-duration>PT1H43M56S</meta:editing-duration>
    <meta:editing-cycles>12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10" meta:word-count="204" meta:character-count="1356" meta:non-whitespace-character-count="1165"/>
    <meta:user-defined meta:name="ZOTERO_PREF_1">&lt;data data-version="3" zotero-version="7.0.11"&gt;&lt;session id="2yuAsfeC"/&gt;&lt;style id="" hasBibliography="0" bibliographyStyleHasBeenSet="0"/&gt;&lt;prefs/&gt;&lt;/data&gt;</meta:user-defined>
  </office:meta>
</office:document-meta>
</file>